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717in"/>
    </style:style>
    <style:style style:name="co2" style:family="table-column">
      <style:table-column-properties fo:break-before="auto" style:column-width="1.94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ACTUAL PROOF <text:s text:c="14"/></text:p>
          </table:table-cell>
          <table:table-cell office:value-type="string">
            <text:p>The New Real Book Eb III.pdf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THE AERIE <text:s text:c="17"/></text:p>
          </table:table-cell>
          <table:table-cell office:value-type="string">
            <text:p>The New Real Book Eb III.pdf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AIN'T THAT PECULIAR <text:s text:c="7"/></text:p>
          </table:table-cell>
          <table:table-cell office:value-type="string">
            <text:p>The New Real Book Eb III.pdf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AJA'S THEME <text:s text:c="15"/></text:p>
          </table:table-cell>
          <table:table-cell office:value-type="string">
            <text:p>The New Real Book Eb III.pdf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ALMOST LIKE BEING IN LOVE <text:s/></text:p>
          </table:table-cell>
          <table:table-cell office:value-type="string">
            <text:p>The New Real Book Eb III.pdf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AMERICAN GOTHIC <text:s text:c="11"/></text:p>
          </table:table-cell>
          <table:table-cell office:value-type="string">
            <text:p>The New Real Book Eb III.pdf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AND IT ALL GOES ROUND <text:s text:c="5"/></text:p>
          </table:table-cell>
          <table:table-cell office:value-type="string">
            <text:p>The New Real Book Eb III.pdf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ANOTHER STAR <text:s text:c="14"/></text:p>
          </table:table-cell>
          <table:table-cell office:value-type="string">
            <text:p>The New Real Book Eb III.pdf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ANOTHER TIME <text:s text:c="14"/></text:p>
          </table:table-cell>
          <table:table-cell office:value-type="string">
            <text:p>The New Real Book Eb III.pdf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APPOINTMENT IN GHANA <text:s text:c="6"/></text:p>
          </table:table-cell>
          <table:table-cell office:value-type="string">
            <text:p>The New Real Book Eb III.pdf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ARIETAS <text:s text:c="19"/></text:p>
          </table:table-cell>
          <table:table-cell office:value-type="string">
            <text:p>The New Real Book Eb III.pdf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AUTUMN SERENADE <text:s text:c="11"/></text:p>
          </table:table-cell>
          <table:table-cell office:value-type="string">
            <text:p>The New Real Book Eb III.pdf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B-STING <text:s text:c="19"/></text:p>
          </table:table-cell>
          <table:table-cell office:value-type="string">
            <text:p>The New Real Book Eb III.pdf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BABY COME TO ME <text:s text:c="11"/></text:p>
          </table:table-cell>
          <table:table-cell office:value-type="string">
            <text:p>The New Real Book Eb III.pdf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BACKSTAGE SALLY <text:s text:c="11"/></text:p>
          </table:table-cell>
          <table:table-cell office:value-type="string">
            <text:p>The New Real Book Eb III.pdf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A BALLAD FOR DOLL <text:s text:c="9"/></text:p>
          </table:table-cell>
          <table:table-cell office:value-type="string">
            <text:p>The New Real Book Eb III.pdf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BALLAD FOR TWO MUSICIANS <text:s text:c="2"/></text:p>
          </table:table-cell>
          <table:table-cell office:value-type="string">
            <text:p>The New Real Book Eb III.pdf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BIRD OF BEAUTY <text:s text:c="12"/></text:p>
          </table:table-cell>
          <table:table-cell office:value-type="string">
            <text:p>The New Real Book Eb III.pdf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BLACK NILE <text:s text:c="16"/></text:p>
          </table:table-cell>
          <table:table-cell office:value-type="string">
            <text:p>The New Real Book Eb III.pdf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BLUE MOON <text:s text:c="17"/></text:p>
          </table:table-cell>
          <table:table-cell office:value-type="string">
            <text:p>The New Real Book Eb III.pdf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BLUE SPIRITS <text:s text:c="14"/></text:p>
          </table:table-cell>
          <table:table-cell office:value-type="string">
            <text:p>The New Real Book Eb III.pdf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BLUE TUESDAY <text:s text:c="14"/></text:p>
          </table:table-cell>
          <table:table-cell office:value-type="string">
            <text:p>The New Real Book Eb III.pdf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BODYAND SOUL <text:s text:c="14"/></text:p>
          </table:table-cell>
          <table:table-cell office:value-type="string">
            <text:p>The New Real Book Eb III.pdf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BROTHERS OF THE BOTTOM ROW </text:p>
          </table:table-cell>
          <table:table-cell office:value-type="string">
            <text:p>The New Real Book Eb III.pdf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BU'S DELIGHT <text:s text:c="14"/></text:p>
          </table:table-cell>
          <table:table-cell office:value-type="string">
            <text:p>The New Real Book Eb III.pdf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BUD POWELL <text:s text:c="16"/></text:p>
          </table:table-cell>
          <table:table-cell office:value-type="string">
            <text:p>The New Real Book Eb III.pdf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BUTTERFLY <text:s text:c="17"/></text:p>
          </table:table-cell>
          <table:table-cell office:value-type="string">
            <text:p>The New Real Book Eb III.pdf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CAN'T STOP THE WIND <text:s text:c="7"/></text:p>
          </table:table-cell>
          <table:table-cell office:value-type="string">
            <text:p>The New Real Book Eb III.pdf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CARAVAN <text:s text:c="19"/></text:p>
          </table:table-cell>
          <table:table-cell office:value-type="string">
            <text:p>The New Real Book Eb III.pdf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CEORA <text:s text:c="21"/></text:p>
          </table:table-cell>
          <table:table-cell office:value-type="string">
            <text:p>The New Real Book Eb III.pdf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CHAIRS AND CHILDREN <text:s text:c="7"/></text:p>
          </table:table-cell>
          <table:table-cell office:value-type="string">
            <text:p>The New Real Book Eb III.pdf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CHICK'S TUNE <text:s text:c="14"/></text:p>
          </table:table-cell>
          <table:table-cell office:value-type="string">
            <text:p>The New Real Book Eb III.pdf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CIRCULAR MOTION <text:s text:c="11"/></text:p>
          </table:table-cell>
          <table:table-cell office:value-type="string">
            <text:p>The New Real Book Eb III.pdf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CIRRUS <text:s text:c="20"/></text:p>
          </table:table-cell>
          <table:table-cell office:value-type="string">
            <text:p>The New Real Book Eb III.pdf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CLOSE YOUR EYES <text:s text:c="11"/></text:p>
          </table:table-cell>
          <table:table-cell office:value-type="string">
            <text:p>The New Real Book Eb III.pdf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COOL GREEN <text:s text:c="16"/></text:p>
          </table:table-cell>
          <table:table-cell office:value-type="string">
            <text:p>The New Real Book Eb III.pdf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CREEPIN' <text:s text:c="18"/></text:p>
          </table:table-cell>
          <table:table-cell office:value-type="string">
            <text:p>The New Real Book Eb III.pdf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D MINOR MINT <text:s text:c="14"/></text:p>
          </table:table-cell>
          <table:table-cell office:value-type="string">
            <text:p>The New Real Book Eb III.pdf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DADDY'S GIRL, CYNTHIA <text:s text:c="5"/></text:p>
          </table:table-cell>
          <table:table-cell office:value-type="string">
            <text:p>The New Real Book Eb III.pdf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DANCING IN THE STREET <text:s text:c="5"/></text:p>
          </table:table-cell>
          <table:table-cell office:value-type="string">
            <text:p>The New Real Book Eb III.pdf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DARIUS DANCE <text:s text:c="14"/></text:p>
          </table:table-cell>
          <table:table-cell office:value-type="string">
            <text:p>The New Real Book Eb III.pdf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DAY DREAM <text:s text:c="17"/></text:p>
          </table:table-cell>
          <table:table-cell office:value-type="string">
            <text:p>The New Real Book Eb III.pdf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DEXTER <text:s text:c="20"/></text:p>
          </table:table-cell>
          <table:table-cell office:value-type="string">
            <text:p>The New Real Book Eb III.pdf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DIENDA <text:s text:c="2"/></text:p>
          </table:table-cell>
          <table:table-cell office:value-type="string">
            <text:p>The New Real Book Eb III.pdf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DIVERTAMENTO <text:s text:c="14"/></text:p>
          </table:table-cell>
          <table:table-cell office:value-type="string">
            <text:p>The New Real Book Eb III.pdf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DOLPHIN DANCE <text:s text:c="13"/></text:p>
          </table:table-cell>
          <table:table-cell office:value-type="string">
            <text:p>The New Real Book Eb III.pdf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DON'T ASK WHY <text:s text:c="13"/></text:p>
          </table:table-cell>
          <table:table-cell office:value-type="string">
            <text:p>The New Real Book Eb III.pdf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DON'T BE THAT WAY <text:s text:c="9"/></text:p>
          </table:table-cell>
          <table:table-cell office:value-type="string">
            <text:p>The New Real Book Eb III.pdf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DON'T BLAME ME <text:s text:c="12"/></text:p>
          </table:table-cell>
          <table:table-cell office:value-type="string">
            <text:p>The New Real Book Eb III.pdf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THE DOUBLE UP <text:s text:c="13"/></text:p>
          </table:table-cell>
          <table:table-cell office:value-type="string">
            <text:p>The New Real Book Eb III.pdf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DREAMIN' <text:s text:c="18"/></text:p>
          </table:table-cell>
          <table:table-cell office:value-type="string">
            <text:p>The New Real Book Eb III.pdf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EL GAUCHO <text:s text:c="17"/></text:p>
          </table:table-cell>
          <table:table-cell office:value-type="string">
            <text:p>The New Real Book Eb III.pdf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EMILY <text:s text:c="26"/></text:p>
          </table:table-cell>
          <table:table-cell office:value-type="string">
            <text:p>The New Real Book Eb III.pdf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EVERYTHING I HAVE IS YOURS <text:s text:c="5"/></text:p>
          </table:table-cell>
          <table:table-cell office:value-type="string">
            <text:p>The New Real Book Eb III.pdf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FALL WITH ME <text:s text:c="19"/></text:p>
          </table:table-cell>
          <table:table-cell office:value-type="string">
            <text:p>The New Real Book Eb III.pdf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FOR ALL WE KNOW <text:s text:c="16"/></text:p>
          </table:table-cell>
          <table:table-cell office:value-type="string">
            <text:p>The New Real Book Eb III.pdf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FREEDOMLAND <text:s text:c="20"/></text:p>
          </table:table-cell>
          <table:table-cell office:value-type="string">
            <text:p>The New Real Book Eb III.pdf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FROM DAY TO DAY <text:s text:c="16"/></text:p>
          </table:table-cell>
          <table:table-cell office:value-type="string">
            <text:p>The New Real Book Eb III.pdf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THE GENTLE RAIN <text:s text:c="16"/></text:p>
          </table:table-cell>
          <table:table-cell office:value-type="string">
            <text:p>The New Real Book Eb III.pdf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GET READY <text:s text:c="22"/></text:p>
          </table:table-cell>
          <table:table-cell office:value-type="string">
            <text:p>The New Real Book Eb III.pdf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A GHOST OF A CHANCE </text:p>
          </table:table-cell>
          <table:table-cell office:value-type="string">
            <text:p>The New Real Book Eb III.pdf</text:p>
          </table:table-cell>
          <table:table-cell table:style-name="ce1" office:value-type="float" office:value="111">
            <text:p>111</text:p>
          </table:table-cell>
        </table:table-row>
        <table:table-row table:style-name="ro1">
          <table:table-cell office:value-type="string">
            <text:p>GRAND CENTRAL <text:s text:c="18"/></text:p>
          </table:table-cell>
          <table:table-cell office:value-type="string">
            <text:p>The New Real Book Eb III.pdf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GUSH <text:s text:c="27"/></text:p>
          </table:table-cell>
          <table:table-cell office:value-type="string">
            <text:p>The New Real Book Eb III.pdf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HARD EIGHTS <text:s text:c="20"/></text:p>
          </table:table-cell>
          <table:table-cell office:value-type="string">
            <text:p>The New Real Book Eb III.pdf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HEAT WAVE <text:s text:c="22"/></text:p>
          </table:table-cell>
          <table:table-cell office:value-type="string">
            <text:p>The New Real Book Eb III.pdf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HERZOG <text:s text:c="25"/></text:p>
          </table:table-cell>
          <table:table-cell office:value-type="string">
            <text:p>The New Real Book Eb III.pdf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HOLD ON, I'M COMING <text:s text:c="12"/></text:p>
          </table:table-cell>
          <table:table-cell office:value-type="string">
            <text:p>The New Real Book Eb III.pdf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HOW SWEET IT IS <text:s text:c="16"/></text:p>
          </table:table-cell>
          <table:table-cell office:value-type="string">
            <text:p>The New Real Book Eb III.pdf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I CAN'T HELP IT <text:s text:c="16"/></text:p>
          </table:table-cell>
          <table:table-cell office:value-type="string">
            <text:p>The New Real Book Eb III.pdf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I FALL IN LOVE TOO EASILY <text:s text:c="6"/></text:p>
          </table:table-cell>
          <table:table-cell office:value-type="string">
            <text:p>The New Real Book Eb III.pdf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I GOT IT BAD <text:s text:c="19"/></text:p>
          </table:table-cell>
          <table:table-cell office:value-type="string">
            <text:p>The New Real Book Eb III.pdf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I HEAR A RHAPSODY <text:s text:c="14"/></text:p>
          </table:table-cell>
          <table:table-cell office:value-type="string">
            <text:p>The New Real Book Eb III.pdf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I HEARD IT THROUGH THE GRAPEVINE</text:p>
          </table:table-cell>
          <table:table-cell office:value-type="string">
            <text:p>The New Real Book Eb III.pdf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I WANTED TO SAY <text:s text:c="16"/></text:p>
          </table:table-cell>
          <table:table-cell office:value-type="string">
            <text:p>The New Real Book Eb III.pdf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I'M GETTING SENTIMENTAL OVER YOU</text:p>
          </table:table-cell>
          <table:table-cell office:value-type="string">
            <text:p>The New Real Book Eb III.pdf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I'M LOSING YOU <text:s text:c="17"/></text:p>
          </table:table-cell>
          <table:table-cell office:value-type="string">
            <text:p>The New Real Book Eb III.pdf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I'M THROUGH WITH LOVE <text:s text:c="10"/></text:p>
          </table:table-cell>
          <table:table-cell office:value-type="string">
            <text:p>The New Real Book Eb III.pdf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IF YOU COULD SEE ME NOW <text:s text:c="8"/></text:p>
          </table:table-cell>
          <table:table-cell office:value-type="string">
            <text:p>The New Real Book Eb III.pdf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IN A MELLOW TONE <text:s text:c="15"/></text:p>
          </table:table-cell>
          <table:table-cell office:value-type="string">
            <text:p>The New Real Book Eb III.pdf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IN A SENTIMENTAL MOOD <text:s text:c="10"/></text:p>
          </table:table-cell>
          <table:table-cell office:value-type="string">
            <text:p>The New Real Book Eb III.pdf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string">
            <text:p>IN CASE YOU MISSED IT <text:s text:c="10"/></text:p>
          </table:table-cell>
          <table:table-cell office:value-type="string">
            <text:p>The New Real Book Eb III.pdf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string">
            <text:p>IN LOVE WITH NIGHT <text:s text:c="13"/></text:p>
          </table:table-cell>
          <table:table-cell office:value-type="string">
            <text:p>The New Real Book Eb III.pdf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INNER URGE <text:s text:c="21"/></text:p>
          </table:table-cell>
          <table:table-cell office:value-type="string">
            <text:p>The New Real Book Eb III.pdf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string">
            <text:p>INVITATION <text:s text:c="21"/></text:p>
          </table:table-cell>
          <table:table-cell office:value-type="string">
            <text:p>The New Real Book Eb III.pdf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string">
            <text:p>ISOAR <text:s text:c="26"/></text:p>
          </table:table-cell>
          <table:table-cell office:value-type="string">
            <text:p>The New Real Book Eb III.pdf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string">
            <text:p>ISOTOPE <text:s text:c="24"/></text:p>
          </table:table-cell>
          <table:table-cell office:value-type="string">
            <text:p>The New Real Book Eb III.pdf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string">
            <text:p>IT ALWAYS IS <text:s text:c="19"/></text:p>
          </table:table-cell>
          <table:table-cell office:value-type="string">
            <text:p>The New Real Book Eb III.pdf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JEAN DE FLEUR <text:s text:c="18"/></text:p>
          </table:table-cell>
          <table:table-cell office:value-type="string">
            <text:p>The New Real Book Eb III.pdf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string">
            <text:p>THE JITTERBUG WALTZ <text:s text:c="12"/></text:p>
          </table:table-cell>
          <table:table-cell office:value-type="string">
            <text:p>The New Real Book Eb III.pdf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string">
            <text:p>JOHN'S WALTZ <text:s text:c="19"/></text:p>
          </table:table-cell>
          <table:table-cell office:value-type="string">
            <text:p>The New Real Book Eb III.pdf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string">
            <text:p>JUST FRIENDS <text:s text:c="19"/></text:p>
          </table:table-cell>
          <table:table-cell office:value-type="string">
            <text:p>The New Real Book Eb III.pdf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JUST SQUEEZE ME <text:s text:c="16"/></text:p>
          </table:table-cell>
          <table:table-cell office:value-type="string">
            <text:p>The New Real Book Eb III.pdf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string">
            <text:p>JUST YOU, JUST ME <text:s text:c="14"/></text:p>
          </table:table-cell>
          <table:table-cell office:value-type="string">
            <text:p>The New Real Book Eb III.pdf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string">
            <text:p>KAHLIL THE PROPHET <text:s text:c="13"/></text:p>
          </table:table-cell>
          <table:table-cell office:value-type="string">
            <text:p>The New Real Book Eb III.pdf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string">
            <text:p>KNOCK ON WOOD <text:s text:c="18"/></text:p>
          </table:table-cell>
          <table:table-cell office:value-type="string">
            <text:p>The New Real Book Eb III.pdf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string">
            <text:p>THE LAMP IS LOW <text:s text:c="16"/></text:p>
          </table:table-cell>
          <table:table-cell office:value-type="string">
            <text:p>The New Real Book Eb III.pdf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string">
            <text:p>LAST NITE <text:s text:c="22"/></text:p>
          </table:table-cell>
          <table:table-cell office:value-type="string">
            <text:p>The New Real Book Eb III.pdf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LAST SEASON <text:s text:c="20"/></text:p>
          </table:table-cell>
          <table:table-cell office:value-type="string">
            <text:p>The New Real Book Eb III.pdf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string">
            <text:p>LAURA <text:s text:c="26"/></text:p>
          </table:table-cell>
          <table:table-cell office:value-type="string">
            <text:p>The New Real Book Eb III.pdf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string">
            <text:p>LET'S STAY TOGETHER <text:s text:c="12"/></text:p>
          </table:table-cell>
          <table:table-cell office:value-type="string">
            <text:p>The New Real Book Eb III.pdf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string">
            <text:p>LITHA <text:s text:c="26"/></text:p>
          </table:table-cell>
          <table:table-cell office:value-type="string">
            <text:p>The New Real Book Eb III.pdf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ONELY WOMAN <text:s text:c="19"/></text:p>
          </table:table-cell>
          <table:table-cell office:value-type="string">
            <text:p>The New Real Book Eb III.pdf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string">
            <text:p>LOOK AT THE BIRDIE <text:s text:c="13"/></text:p>
          </table:table-cell>
          <table:table-cell office:value-type="string">
            <text:p>The New Real Book Eb III.pdf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LOVE LETTER <text:s text:c="20"/></text:p>
          </table:table-cell>
          <table:table-cell office:value-type="string">
            <text:p>The New Real Book Eb III.pdf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LOVE'S HAUNTS <text:s text:c="18"/></text:p>
          </table:table-cell>
          <table:table-cell office:value-type="string">
            <text:p>The New Real Book Eb III.pdf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string">
            <text:p>LULLABY IN RHYTHM <text:s text:c="14"/></text:p>
          </table:table-cell>
          <table:table-cell office:value-type="string">
            <text:p>The New Real Book Eb III.pdf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string">
            <text:p>MAIDEN VOYAGE <text:s text:c="15"/></text:p>
          </table:table-cell>
          <table:table-cell office:value-type="string">
            <text:p>The New Real Book Eb III.pdf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MAMACITA <text:s text:c="20"/></text:p>
          </table:table-cell>
          <table:table-cell office:value-type="string">
            <text:p>The New Real Book Eb III.pdf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string">
            <text:p>MAN FACING NORTH <text:s text:c="12"/></text:p>
          </table:table-cell>
          <table:table-cell office:value-type="string">
            <text:p>The New Real Book Eb III.pdf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string">
            <text:p>METAMORPHOSIS <text:s text:c="15"/></text:p>
          </table:table-cell>
          <table:table-cell office:value-type="string">
            <text:p>The New Real Book Eb III.pdf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string">
            <text:p>MIDNIGHT SILENCE <text:s text:c="12"/></text:p>
          </table:table-cell>
          <table:table-cell office:value-type="string">
            <text:p>The New Real Book Eb III.pdf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string">
            <text:p>MONK ON THE RUN <text:s text:c="13"/></text:p>
          </table:table-cell>
          <table:table-cell office:value-type="string">
            <text:p>The New Real Book Eb III.pdf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string">
            <text:p>MOON AND SAND <text:s text:c="15"/></text:p>
          </table:table-cell>
          <table:table-cell office:value-type="string">
            <text:p>The New Real Book Eb III.pdf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string">
            <text:p>MOONGLOW <text:s text:c="20"/></text:p>
          </table:table-cell>
          <table:table-cell office:value-type="string">
            <text:p>The New Real Book Eb III.pdf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MOONLIGHT SERENADE <text:s text:c="10"/></text:p>
          </table:table-cell>
          <table:table-cell office:value-type="string">
            <text:p>The New Real Book Eb III.pdf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string">
            <text:p>MY GIRL <text:s text:c="21"/></text:p>
          </table:table-cell>
          <table:table-cell office:value-type="string">
            <text:p>The New Real Book Eb III.pdf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string">
            <text:p>NEVER SAID (Chan's Song) <text:s text:c="4"/></text:p>
          </table:table-cell>
          <table:table-cell office:value-type="string">
            <text:p>The New Real Book Eb III.pdf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string">
            <text:p>NEW BOOTS <text:s text:c="19"/></text:p>
          </table:table-cell>
          <table:table-cell office:value-type="string">
            <text:p>The New Real Book Eb III.pdf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string">
            <text:p>NEXT FUTURE <text:s text:c="17"/></text:p>
          </table:table-cell>
          <table:table-cell office:value-type="string">
            <text:p>The New Real Book Eb III.pdf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string">
            <text:p>NO WAY OUT <text:s text:c="18"/></text:p>
          </table:table-cell>
          <table:table-cell office:value-type="string">
            <text:p>The New Real Book Eb III.pdf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string">
            <text:p>NOWHERE TO RUN <text:s text:c="14"/></text:p>
          </table:table-cell>
          <table:table-cell office:value-type="string">
            <text:p>The New Real Book Eb III.pdf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string">
            <text:p>OFF FLOW <text:s text:c="20"/></text:p>
          </table:table-cell>
          <table:table-cell office:value-type="string">
            <text:p>The New Real Book Eb III.pdf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string">
            <text:p>ON GREEN DOLPHIN STREET <text:s text:c="5"/></text:p>
          </table:table-cell>
          <table:table-cell office:value-type="string">
            <text:p>The New Real Book Eb III.pdf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string">
            <text:p>ONE BIRD, ONE STONE <text:s text:c="9"/></text:p>
          </table:table-cell>
          <table:table-cell office:value-type="string">
            <text:p>The New Real Book Eb III.pdf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string">
            <text:p>ONE FINGER SNAP <text:s text:c="13"/></text:p>
          </table:table-cell>
          <table:table-cell office:value-type="string">
            <text:p>The New Real Book Eb III.pdf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000 BABY BABY <text:s text:c="15"/></text:p>
          </table:table-cell>
          <table:table-cell office:value-type="string">
            <text:p>The New Real Book Eb III.pdf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OPUS DE FUNK <text:s text:c="16"/></text:p>
          </table:table-cell>
          <table:table-cell office:value-type="string">
            <text:p>The New Real Book Eb III.pdf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OUT A DAY <text:s text:c="19"/></text:p>
          </table:table-cell>
          <table:table-cell office:value-type="string">
            <text:p>The New Real Book Eb III.pdf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OVER THE RAINBOW <text:s text:c="12"/></text:p>
          </table:table-cell>
          <table:table-cell office:value-type="string">
            <text:p>The New Real Book Eb III.pdf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PART-TIME LOVER <text:s text:c="13"/></text:p>
          </table:table-cell>
          <table:table-cell office:value-type="string">
            <text:p>The New Real Book Eb III.pdf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PENDULUM <text:s text:c="20"/></text:p>
          </table:table-cell>
          <table:table-cell office:value-type="string">
            <text:p>The New Real Book Eb III.pdf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PRELUDE TO A KISS <text:s text:c="11"/></text:p>
          </table:table-cell>
          <table:table-cell office:value-type="string">
            <text:p>The New Real Book Eb III.pdf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PROMISE <text:s text:c="21"/></text:p>
          </table:table-cell>
          <table:table-cell office:value-type="string">
            <text:p>The New Real Book Eb III.pdf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PUNJAB <text:s text:c="22"/></text:p>
          </table:table-cell>
          <table:table-cell office:value-type="string">
            <text:p>The New Real Book Eb III.pdf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PYRAMID <text:s text:c="21"/></text:p>
          </table:table-cell>
          <table:table-cell office:value-type="string">
            <text:p>The New Real Book Eb III.pdf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QUESTION MARK <text:s text:c="15"/></text:p>
          </table:table-cell>
          <table:table-cell office:value-type="string">
            <text:p>The New Real Book Eb III.pdf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RAINLAND <text:s text:c="20"/></text:p>
          </table:table-cell>
          <table:table-cell office:value-type="string">
            <text:p>The New Real Book Eb III.pdf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REACH OUT, I'LL BE THERE <text:s text:c="4"/></text:p>
          </table:table-cell>
          <table:table-cell office:value-type="string">
            <text:p>The New Real Book Eb III.pdf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REAL LIFE <text:s text:c="19"/></text:p>
          </table:table-cell>
          <table:table-cell office:value-type="string">
            <text:p>The New Real Book Eb III.pdf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RED'S BLUES <text:s text:c="17"/></text:p>
          </table:table-cell>
          <table:table-cell office:value-type="string">
            <text:p>The New Real Book Eb III.pdf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RELENTLESS <text:s text:c="18"/></text:p>
          </table:table-cell>
          <table:table-cell office:value-type="string">
            <text:p>The New Real Book Eb III.pdf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RESPECT <text:s text:c="21"/></text:p>
          </table:table-cell>
          <table:table-cell office:value-type="string">
            <text:p>The New Real Book Eb III.pdf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REVELATION <text:s text:c="18"/></text:p>
          </table:table-cell>
          <table:table-cell office:value-type="string">
            <text:p>The New Real Book Eb III.pdf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RIDDLES <text:s text:c="21"/></text:p>
          </table:table-cell>
          <table:table-cell office:value-type="string">
            <text:p>The New Real Book Eb III.pdf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RITUAL <text:s text:c="22"/></text:p>
          </table:table-cell>
          <table:table-cell office:value-type="string">
            <text:p>The New Real Book Eb III.pdf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RUBY <text:s text:c="24"/></text:p>
          </table:table-cell>
          <table:table-cell office:value-type="string">
            <text:p>The New Real Book Eb III.pdf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<text:s/>SAIL AWAY <text:s text:c="18"/></text:p>
          </table:table-cell>
          <table:table-cell office:value-type="string">
            <text:p>The New Real Book Eb III.pdf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THE SECOND TIME AROUND <text:s text:c="6"/></text:p>
          </table:table-cell>
          <table:table-cell office:value-type="string">
            <text:p>The New Real Book Eb III.pdf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<text:s/>SERENATA <text:s text:c="19"/></text:p>
          </table:table-cell>
          <table:table-cell office:value-type="string">
            <text:p>The New Real Book Eb III.pdf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<text:s/>THE SHADOW OF YOUR SMILE <text:s text:c="3"/></text:p>
          </table:table-cell>
          <table:table-cell office:value-type="string">
            <text:p>The New Real Book Eb III.pdf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<text:s/>SHORT STORY <text:s text:c="16"/></text:p>
          </table:table-cell>
          <table:table-cell office:value-type="string">
            <text:p>The New Real Book Eb III.pdf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<text:s/>SINCE WE MET <text:s text:c="15"/></text:p>
          </table:table-cell>
          <table:table-cell office:value-type="string">
            <text:p>The New Real Book Eb III.pdf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<text:s/>SMILE PLEASE <text:s text:c="15"/></text:p>
          </table:table-cell>
          <table:table-cell office:value-type="string">
            <text:p>The New Real Book Eb III.pdf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<text:s/>SO NEAR, SO FAR <text:s text:c="12"/></text:p>
          </table:table-cell>
          <table:table-cell office:value-type="string">
            <text:p>The New Real Book Eb III.pdf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<text:s/>SOLITUDE <text:s text:c="19"/></text:p>
          </table:table-cell>
          <table:table-cell office:value-type="string">
            <text:p>The New Real Book Eb III.pdf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<text:s/>SPEAK LIKE A CHILD <text:s text:c="9"/></text:p>
          </table:table-cell>
          <table:table-cell office:value-type="string">
            <text:p>The New Real Book Eb III.pdf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<text:s/>SPRING IS HERE <text:s text:c="13"/></text:p>
          </table:table-cell>
          <table:table-cell office:value-type="string">
            <text:p>The New Real Book Eb III.pdf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<text:s/>STAIRWAY TO THE STARS <text:s text:c="6"/></text:p>
          </table:table-cell>
          <table:table-cell office:value-type="string">
            <text:p>The New Real Book Eb III.pdf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<text:s/>STAR EYES <text:s text:c="18"/></text:p>
          </table:table-cell>
          <table:table-cell office:value-type="string">
            <text:p>The New Real Book Eb III.pdf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<text:s/>STARS FELL ON ALABAMA <text:s text:c="6"/></text:p>
          </table:table-cell>
          <table:table-cell office:value-type="string">
            <text:p>The New Real Book Eb III.pdf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<text:s/>STEEPIAN FAITH <text:s text:c="13"/></text:p>
          </table:table-cell>
          <table:table-cell office:value-type="string">
            <text:p>The New Real Book Eb III.pdf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STEP LIGHTLY <text:s text:c="19"/></text:p>
          </table:table-cell>
          <table:table-cell office:value-type="string">
            <text:p>The New Real Book Eb III.pdf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STOMPIN' AT THE SAVOY <text:s text:c="10"/></text:p>
          </table:table-cell>
          <table:table-cell office:value-type="string">
            <text:p>The New Real Book Eb III.pdf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STREET OF DREAMS <text:s text:c="15"/></text:p>
          </table:table-cell>
          <table:table-cell office:value-type="string">
            <text:p>The New Real Book Eb III.pdf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SUB AQUA <text:s text:c="23"/></text:p>
          </table:table-cell>
          <table:table-cell office:value-type="string">
            <text:p>The New Real Book Eb III.pdf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SUGAR <text:s text:c="26"/></text:p>
          </table:table-cell>
          <table:table-cell office:value-type="string">
            <text:p>The New Real Book Eb III.pdf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SUPER BLUE <text:s text:c="21"/></text:p>
          </table:table-cell>
          <table:table-cell office:value-type="string">
            <text:p>The New Real Book Eb III.pdf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SWEET LORRAINE <text:s text:c="17"/></text:p>
          </table:table-cell>
          <table:table-cell office:value-type="string">
            <text:p>The New Real Book Eb III.pdf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string">
            <text:p>SWEET LOVE <text:s text:c="21"/></text:p>
          </table:table-cell>
          <table:table-cell office:value-type="string">
            <text:p>The New Real Book Eb III.pdf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TAKING A CHANCE ON LOVE <text:s text:c="8"/></text:p>
          </table:table-cell>
          <table:table-cell office:value-type="string">
            <text:p>The New Real Book Eb III.pdf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THAT GIRL <text:s text:c="22"/></text:p>
          </table:table-cell>
          <table:table-cell office:value-type="string">
            <text:p>The New Real Book Eb III.pdf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THAT OLD FEELING (Standard version)</text:p>
          </table:table-cell>
          <table:table-cell office:value-type="string">
            <text:p>The New Real Book Eb III.pdf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THAT OLD FEELING <text:s text:c="15"/></text:p>
          </table:table-cell>
          <table:table-cell office:value-type="string">
            <text:p>The New Real Book Eb III.pdf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THERE'S A LULL IN MY LIFE <text:s text:c="6"/></text:p>
          </table:table-cell>
          <table:table-cell office:value-type="string">
            <text:p>The New Real Book Eb III.pdf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34 SKIDOO <text:s text:c="22"/></text:p>
          </table:table-cell>
          <table:table-cell office:value-type="string">
            <text:p>The New Real Book Eb III.pdf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THIS IS NEW <text:s text:c="20"/></text:p>
          </table:table-cell>
          <table:table-cell office:value-type="string">
            <text:p>The New Real Book Eb III.pdf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TINY CAPERS <text:s text:c="20"/></text:p>
          </table:table-cell>
          <table:table-cell office:value-type="string">
            <text:p>The New Real Book Eb III.pdf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TOKYO DREAM <text:s text:c="20"/></text:p>
          </table:table-cell>
          <table:table-cell office:value-type="string">
            <text:p>The New Real Book Eb III.pdf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TOO HIGH <text:s text:c="23"/></text:p>
          </table:table-cell>
          <table:table-cell office:value-type="string">
            <text:p>The New Real Book Eb III.pdf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TOY TUNE <text:s text:c="23"/></text:p>
          </table:table-cell>
          <table:table-cell office:value-type="string">
            <text:p>The New Real Book Eb III.pdf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string">
            <text:p>THE TRACKS OF MY TEARS <text:s text:c="9"/></text:p>
          </table:table-cell>
          <table:table-cell office:value-type="string">
            <text:p>The New Real Book Eb III.pdf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TUZZ'S SHADOW <text:s text:c="18"/></text:p>
          </table:table-cell>
          <table:table-cell office:value-type="string">
            <text:p>The New Real Book Eb III.pdf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string">
            <text:p>(USED TO BE A) CHA-CHA <text:s text:c="9"/></text:p>
          </table:table-cell>
          <table:table-cell office:value-type="string">
            <text:p>The New Real Book Eb III.pdf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WALK OF THE NEGRESS <text:s text:c="12"/></text:p>
          </table:table-cell>
          <table:table-cell office:value-type="string">
            <text:p>The New Real Book Eb III.pdf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WARM VALLEY <text:s text:c="20"/></text:p>
          </table:table-cell>
          <table:table-cell office:value-type="string">
            <text:p>The New Real Book Eb III.pdf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WEE <text:s text:c="28"/></text:p>
          </table:table-cell>
          <table:table-cell office:value-type="string">
            <text:p>The New Real Book Eb III.pdf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string">
            <text:p>WHAT ARE YOU DOING THE REST OF YOUR LIFE</text:p>
          </table:table-cell>
          <table:table-cell office:value-type="string">
            <text:p>The New Real Book Eb III.pdf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WHAT'S GOING ON? <text:s text:c="15"/></text:p>
          </table:table-cell>
          <table:table-cell office:value-type="string">
            <text:p>The New Real Book Eb III.pdf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WHAT'S LOVE GOT TO DO WITH IT <text:s text:c="2"/></text:p>
          </table:table-cell>
          <table:table-cell office:value-type="string">
            <text:p>The New Real Book Eb III.pdf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string">
            <text:p>WHEN I LOOK IN YOUR EYES <text:s text:c="7"/></text:p>
          </table:table-cell>
          <table:table-cell office:value-type="string">
            <text:p>The New Real Book Eb III.pdf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WHEN LIGHTS ARE LOW <text:s text:c="12"/></text:p>
          </table:table-cell>
          <table:table-cell office:value-type="string">
            <text:p>The New Real Book Eb III.pdf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WHERE ARE YOU? <text:s text:c="17"/></text:p>
          </table:table-cell>
          <table:table-cell office:value-type="string">
            <text:p>The New Real Book Eb III.pdf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YOU ARE SO BEAUTIFUL <text:s text:c="11"/></text:p>
          </table:table-cell>
          <table:table-cell office:value-type="string">
            <text:p>The New Real Book Eb III.pdf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office:value-type="string">
            <text:p>YOU MUST BELIEVE IN SPRING <text:s text:c="5"/></text:p>
          </table:table-cell>
          <table:table-cell office:value-type="string">
            <text:p>The New Real Book Eb III.pdf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YOU STEPPED OUT OF A DREAM <text:s text:c="5"/></text:p>
          </table:table-cell>
          <table:table-cell office:value-type="string">
            <text:p>The New Real Book Eb III.pdf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YOU'VE CHANGED <text:s text:c="17"/></text:p>
          </table:table-cell>
          <table:table-cell office:value-type="string">
            <text:p>The New Real Book Eb III.pdf</text:p>
          </table:table-cell>
          <table:table-cell office:value-type="float" office:value="339">
            <text:p>339</text:p>
          </table:table-cell>
        </table:table-row>
        <table:table-row table:style-name="ro1" table:number-rows-repeated="104837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00/00/0000</text:date>, <text:time style:data-style-name="N2" text:time-value="0000-00-00T22:53: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7T12:27:31</meta:creation-date>
    <dc:date>2014-02-24T22:54:35</dc:date>
    <meta:editing-duration>PT23M42S</meta:editing-duration>
    <meta:editing-cycles>30</meta:editing-cycles>
    <meta:generator>LibreOffice/4.0.1.2$MacOSX_x86 LibreOffice_project/84102822e3d61eb989ddd325abf1ac077904985</meta:generator>
    <meta:document-statistic meta:table-count="1" meta:cell-count="588" meta:object-count="0"/>
  </office:meta>
</office:document-meta>
</file>